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ちゃんは・・・わたし達を守ってくれたの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分か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最後に早乙女さんにお礼・・・言って
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。</text:p>
          </table:table-cell>
          <table:table-cell table:style-name="ce0" office:value-type="string">
            <text:p>Map610
</text:p>
          </table:table-cell>
          <table:table-cell table:style-name="ce0"/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結局、最初から最後まで、やりとりの意味が
分からなかった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あんたのことだから、いろいろ見抜いて
お節介焼いてあげたん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テる男はつらいねぇ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とりあえず作戦は成功ってことで
い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大成功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も安定しているようですし、
魔界門も破壊で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、魔界から魔族が人間界へ
攻めてくることは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は、こちら側に取り残された赤カラットの
軍勢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らと決着を付ければ、すべてが終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最終決戦か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ァイナルバトルの背景は、宇宙空間を希望
し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RPGにありがちなやつ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騎士団長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さんにルミィさん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魔界門は・・・魔界門はどうなりました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予定どおり、時空玉を設置して爆破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ずみも安定しているようなので、作戦は
成功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そうですか。　破壊してしまった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ぅ・・・一足遅かったか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説明している時間はありません、今すぐ
　ここから遠くへ離れてください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こ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があった場所から・・・魔力の渦が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こは危険だ！　早くこっち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総員退避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ーーー！！　なんなんだヨ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